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Numbering_20_2">
      <style:text-properties fo:color="#0066b3" fo:font-weight="bold" style:font-weight-asian="bold" style:font-weight-complex="bold"/>
    </style:style>
    <style:style style:name="P3" style:family="paragraph" style:parent-style-name="Numbering_20_2">
      <style:text-properties fo:color="#000000" fo:font-size="10.5pt" fo:font-weight="normal" style:font-size-asian="12pt" style:font-weight-asian="normal" style:font-weight-complex="normal"/>
    </style:style>
    <style:style style:name="P4" style:family="paragraph" style:parent-style-name="Numbering_20_2">
      <style:text-properties fo:font-size="10.5pt" style:font-size-asian="12pt"/>
    </style:style>
    <style:style style:name="P5" style:family="paragraph" style:parent-style-name="Numbering_20_1" style:list-style-name=""/>
    <style:style style:name="P6" style:family="paragraph" style:parent-style-name="Number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66b3"/>
    </style:style>
    <style:style style:name="T3" style:family="text">
      <style:text-properties fo:color="#0066b3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quitectures de protocols: el model OSI</text:h>
      <text:h text:style-name="Heading_20_1" text:outline-level="1">Test</text:h>
      <text:list xml:id="list3689454416" text:style-name="Numbering_20_1">
        <text:list-item>
          <text:p text:style-name="Numbering_20_1">Per què no s'utilitza el model OSI?</text:p>
        </text:list-item>
      </text:list>
      <text:list xml:id="list3955943922" text:style-name="Numbering_20_2">
        <text:list-item>
          <text:p text:style-name="Numbering_20_2">La complexitat del model, innecessària en molts casos.</text:p>
        </text:list-item>
        <text:list-item>
          <text:p text:style-name="Numbering_20_2">La complexitat de les normes desenvolupades a partir del model.</text:p>
        </text:list-item>
        <text:list-item>
          <text:p text:style-name="Numbering_20_2">L'impuls del model Internet i la simplicitat dels seus estàndards.</text:p>
        </text:list-item>
        <text:list-item>
          <text:p text:style-name="P2">Totes les respostes anteriors són correctes.</text:p>
        </text:list-item>
      </text:list>
      <text:list xml:id="list191004278864967" text:continue-list="list3689454416" text:style-name="Numbering_20_1">
        <text:list-item>
          <text:p text:style-name="Numbering_20_1">Quin es l'ordre correcte dels nivells del model OSI?</text:p>
        </text:list-item>
      </text:list>
      <text:list xml:id="list191003700530400" text:continue-list="list3955943922" text:style-name="Numbering_20_2">
        <text:list-item text:start-value="1">
          <text:p text:style-name="P2">Físic, Enllaç, Xarxa, Transport, Sessió, Presentació i Aplicació.</text:p>
        </text:list-item>
        <text:list-item>
          <text:p text:style-name="Numbering_20_2">Enllaç, Transport, Xarxa, Físic, Sessió, Presentació i Aplicació.</text:p>
        </text:list-item>
        <text:list-item>
          <text:p text:style-name="Numbering_20_2">Físic, Xarxa, Enllaç, Sessió, Transport, Presentació i Aplicació.</text:p>
        </text:list-item>
        <text:list-item>
          <text:p text:style-name="Numbering_20_2">Físic, Xarxa, Transport, Enllaç, Sessió, Presentació i Aplicació.</text:p>
        </text:list-item>
      </text:list>
      <text:list xml:id="list191005469222875" text:continue-list="list191004278864967" text:style-name="Numbering_20_1">
        <text:list-item>
          <text:p text:style-name="Numbering_20_1">En quantes direccions es comuniquen els nivells?</text:p>
        </text:list-item>
      </text:list>
      <text:list xml:id="list191005202562740" text:continue-list="list191003700530400" text:style-name="Numbering_20_2">
        <text:list-item text:start-value="1">
          <text:p text:style-name="Numbering_20_2">3</text:p>
        </text:list-item>
        <text:list-item>
          <text:p text:style-name="Numbering_20_2">4</text:p>
        </text:list-item>
        <text:list-item>
          <text:p text:style-name="P2">2</text:p>
        </text:list-item>
        <text:list-item>
          <text:p text:style-name="Numbering_20_2">Cap.</text:p>
        </text:list-item>
      </text:list>
      <text:list xml:id="list191003898813066" text:continue-list="list191005469222875" text:style-name="Numbering_20_1">
        <text:list-item>
          <text:p text:style-name="Numbering_20_1">Quan es dóna la comunicació horitzontal?</text:p>
        </text:list-item>
      </text:list>
      <text:list xml:id="list191005694185525" text:continue-list="list191005202562740" text:style-name="Numbering_20_2">
        <text:list-item text:start-value="1">
          <text:p text:style-name="Numbering_20_2">Només es dóna entre nivells no adjacents.</text:p>
        </text:list-item>
        <text:list-item>
          <text:p text:style-name="Numbering_20_2">Només es dóna entre nivells adjacents d'un mateix sistema.</text:p>
        </text:list-item>
        <text:list-item>
          <text:p text:style-name="Numbering_20_2">No es dóna mai.</text:p>
        </text:list-item>
        <text:list-item>
          <text:p text:style-name="P2">Només es dóna entre nivells homònims.</text:p>
        </text:list-item>
      </text:list>
      <text:list xml:id="list191005607230779" text:continue-list="list191003898813066" text:style-name="Numbering_20_1">
        <text:list-item>
          <text:p text:style-name="Numbering_20_1">Quan parlem del servei de nivell 3 volem dir que:</text:p>
        </text:list-item>
      </text:list>
      <text:list xml:id="list191004613742954" text:continue-list="list191005694185525" text:style-name="Numbering_20_2">
        <text:list-item text:start-value="1">
          <text:p text:style-name="Numbering_20_2">L'entitat del nivell 2 proporciona el servei i l'entitat del nivell 3 l'utilitza.</text:p>
        </text:list-item>
        <text:list-item>
          <text:p text:style-name="P2">L'entitat del nivell 3 proporciona el servei i l'entitat del nivell 4 l'utilitza.</text:p>
        </text:list-item>
        <text:list-item>
          <text:p text:style-name="Numbering_20_2">L'entitat de nivell 4 proporciona el servei i l'entitat del nivell 3 l'utilitza.</text:p>
        </text:list-item>
        <text:list-item>
          <text:p text:style-name="Numbering_20_2">Cap de les respostes anteriors és correcta.</text:p>
        </text:list-item>
      </text:list>
      <text:list xml:id="list191004601803784" text:continue-list="list191005607230779" text:style-name="Numbering_20_1">
        <text:list-item>
          <text:p text:style-name="Numbering_20_1">Què entens per servei?</text:p>
        </text:list-item>
      </text:list>
      <text:list xml:id="list191005218992645" text:continue-list="list191004613742954" text:style-name="Numbering_20_2">
        <text:list-item text:start-value="1">
          <text:p text:style-name="P2">Per servei entenem la comunicació que es produeix dins d’una mateixa màquina i, per tant, dins d’un únic àmbit de responsabilitat.</text:p>
        </text:list-item>
        <text:list-item>
          <text:p text:style-name="Numbering_20_2">Per servei entenem <text:s/>un sistema electrònic i/o informàtic, ubicat dins d’un nivell del model OSI, que, en combinació amb les altres entitats del mateix nivell situades en altres sistemes, formen un tot.</text:p>
        </text:list-item>
        <text:list-item>
          <text:p text:style-name="Numbering_20_2">Per servei entenem la recepció d’una seqüència de bits en un moment inesperat o d’una longitud incorrecta, o en una disposició imprevista.</text:p>
        </text:list-item>
        <text:list-item>
          <text:p text:style-name="Numbering_20_2">Per servei entenem un sistema distribuït.</text:p>
        </text:list-item>
      </text:list>
      <text:list xml:id="list191004504192886" text:continue-list="list191004601803784" text:style-name="Numbering_20_1">
        <text:list-item>
          <text:p text:style-name="Numbering_20_1">Què pretenen els protocols?</text:p>
        </text:list-item>
      </text:list>
      <text:list xml:id="list191004609232070" text:continue-list="list191005218992645" text:style-name="Numbering_20_2">
        <text:list-item text:start-value="1">
          <text:p text:style-name="P4">Intercomunicació de servidors.</text:p>
        </text:list-item>
        <text:list-item>
          <text:p text:style-name="P3">Intercomunicació de serveis.</text:p>
        </text:list-item>
        <text:list-item>
          <text:p text:style-name="P4">Intercomunicació per P2P.</text:p>
        </text:list-item>
        <text:list-item>
          <text:p text:style-name="P2">Intercomunicació d'entitats situades en màquines diferents.</text:p>
        </text:list-item>
      </text:list>
      <text:list xml:id="list191005411309132" text:continue-list="list191004504192886" text:style-name="Numbering_20_1">
        <text:list-item>
          <text:p text:style-name="P6">En terminologia OSI es sol dir que:</text:p>
        </text:list-item>
      </text:list>
      <text:list xml:id="list191004293416263" text:continue-list="list191004609232070" text:style-name="Numbering_20_2">
        <text:list-item text:start-value="1">
          <text:p text:style-name="Numbering_20_2">Els serveis no es descriuen, sinó que s'especifiquen</text:p>
        </text:list-item>
        <text:list-item>
          <text:p text:style-name="Numbering_20_2">Els serveis ni es descriuen ni s' especifiquen</text:p>
        </text:list-item>
        <text:list-item>
          <text:p text:style-name="P2">Els serveis no s'especifiquen sinó que es descriuen</text:p>
        </text:list-item>
        <text:list-item>
          <text:p text:style-name="Numbering_20_2">Els serveis s'especifiquen i es descriuen</text:p>
        </text:list-item>
      </text:list>
      <text:list xml:id="list191003888061147" text:continue-list="list191005411309132" text:style-name="Numbering_20_1">
        <text:list-item>
          <text:p text:style-name="Numbering_20_1">Quina relació hi ha entre els protocols i els nivells?</text:p>
        </text:list-item>
      </text:list>
      <text:list xml:id="list191004228129141" text:continue-list="list191004293416263" text:style-name="Numbering_20_2">
        <text:list-item text:start-value="1">
          <text:p text:style-name="Numbering_20_2">Hi ha més nivells que protocols.</text:p>
        </text:list-item>
        <text:list-item>
          <text:p text:style-name="P2">Hi ha el mateix número de nivells que de protocols.</text:p>
        </text:list-item>
        <text:list-item>
          <text:p text:style-name="Numbering_20_2">Hi ha més protocols que nivells.</text:p>
        </text:list-item>
        <text:list-item>
          <text:p text:style-name="Numbering_20_2">No tenen cap relació.</text:p>
        </text:list-item>
      </text:list>
      <text:list xml:id="list191004224557939" text:continue-list="list191003888061147" text:style-name="Numbering_20_1">
        <text:list-item>
          <text:p text:style-name="Numbering_20_1">Quan es detecta un error al nivell físic que fa internament la capa?</text:p>
        </text:list-item>
      </text:list>
      <text:list xml:id="list191004878436767" text:continue-list="list191004228129141" text:style-name="Numbering_20_2">
        <text:list-item text:start-value="1">
          <text:p text:style-name="Numbering_20_2">Repara l'error i envia el paquet al següent nivell sense problemes.</text:p>
        </text:list-item>
        <text:list-item>
          <text:p text:style-name="Numbering_20_2">És incapaç de reconèixer l'error i es perd el paquet.</text:p>
        </text:list-item>
        <text:list-item>
          <text:p text:style-name="P2">Assumeix una probabilitat d'error i encarrega al nivell superior la correcció.</text:p>
        </text:list-item>
        <text:list-item>
          <text:p text:style-name="Numbering_20_2">Reconeix l'error, destrueix el paquet i avisa l'usuari que revisi el paquet i el torni a enviar.</text:p>
        </text:list-item>
      </text:list>
      <text:list xml:id="list191004870347462" text:continue-list="list191004224557939" text:style-name="Numbering_20_1">
        <text:list-item>
          <text:p text:style-name="Numbering_20_1">Els medis de transmissió tenen una capacitat de transmissió delimitada i l'electrònica que utilitzem per dur a terme les transmissions pot millorar la velocitat de transmissió, però no superar aquest límit. Com ve determinada aquesta limitació?</text:p>
        </text:list-item>
      </text:list>
      <text:list xml:id="list191004153808540" text:continue-list="list191004878436767" text:style-name="Numbering_20_2">
        <text:list-item text:start-value="1">
          <text:p text:style-name="Numbering_20_2">Per l'ample de banda.</text:p>
        </text:list-item>
        <text:list-item>
          <text:p text:style-name="Numbering_20_2">Per l'amplada de l'espectre elèctric.</text:p>
        </text:list-item>
        <text:list-item>
          <text:p text:style-name="Numbering_20_2">Per la impossibilitat pràctica de rebre el senyal lliure de qualsevol interferència.</text:p>
        </text:list-item>
        <text:list-item>
          <text:p text:style-name="P2">Totes les respostes anteriors són correctes.</text:p>
        </text:list-item>
      </text:list>
      <text:list xml:id="list191005225735305" text:continue-list="list191004870347462" text:style-name="Numbering_20_1">
        <text:list-item>
          <text:p text:style-name="Numbering_20_1">El nivell físic s'encarrega de...</text:p>
        </text:list-item>
      </text:list>
      <text:list xml:id="list191003774968112" text:continue-list="list191004153808540" text:style-name="Numbering_20_2">
        <text:list-item text:start-value="1">
          <text:p text:style-name="Numbering_20_2"><text:span text:style-name="T3">Les tasques de transmissió física dels senyals elèctrics (o electromagnètics) entre els diferents sistemes.</text:span> </text:p>
        </text:list-item>
        <text:list-item>
          <text:p text:style-name="Numbering_20_2">El programari, algorismes i protocols. </text:p>
        </text:list-item>
        <text:list-item>
          <text:p text:style-name="Numbering_20_2">Les tasques de transmissió física dels senyals de transmissió i recepció.</text:p>
        </text:list-item>
        <text:list-item>
          <text:p text:style-name="Numbering_20_2">Les tasques de transmissió física dels senyals elèctrics (o electromagnètics) en un mateix sistema. </text:p>
        </text:list-item>
      </text:list>
      <text:list xml:id="list191003753129463" text:continue-list="list191005225735305" text:style-name="Numbering_20_1">
        <text:list-item>
          <text:p text:style-name="Numbering_20_1">Les limitacions del nivell físic n’imposen d’altres a la resta del sistema:</text:p>
        </text:list-item>
      </text:list>
      <text:list xml:id="list191003881208415" text:continue-list="list191003774968112" text:style-name="Numbering_20_2">
        <text:list-item text:start-value="1">
          <text:p text:style-name="P2">D’una banda, limiten la velocitat de transmissió <text:s/>i, de l’altra, fan aparèixer una probabilitat d’error.</text:p>
        </text:list-item>
        <text:list-item>
          <text:p text:style-name="Numbering_20_2">D’una banda, limiten la velocitat de transmissió <text:s/>i, de l’altra, imposen un límit superior.</text:p>
        </text:list-item>
        <text:list-item>
          <text:p text:style-name="Numbering_20_2">D’una banda, fan aparèixer una probabilitat d’error i, de l’altra, limiten la possibilitat pràctica de rebre el senyal amb interferències.</text:p>
        </text:list-item>
        <text:list-item>
          <text:p text:style-name="Numbering_20_2">Limiten al 30% les funcions del nivell d'enllaç.</text:p>
        </text:list-item>
      </text:list>
      <text:list xml:id="list191004533549331" text:continue-list="list191003753129463" text:style-name="Numbering_20_1">
        <text:list-item>
          <text:p text:style-name="Numbering_20_1">En quin tipus d'estructura s'agrupen els bits a la capa d'enllaç?</text:p>
        </text:list-item>
      </text:list>
      <text:list xml:id="list191005691123044" text:continue-list="list191003881208415" text:style-name="Numbering_20_2">
        <text:list-item text:start-value="1">
          <text:p text:style-name="Numbering_20_2">En bytes.</text:p>
        </text:list-item>
        <text:list-item>
          <text:p text:style-name="Numbering_20_2">En datagrames.</text:p>
        </text:list-item>
        <text:list-item>
          <text:p text:style-name="P2">En trames.</text:p>
        </text:list-item>
        <text:list-item>
          <text:p text:style-name="Numbering_20_2">En paquets de 32 bits.</text:p>
        </text:list-item>
      </text:list>
      <text:p text:style-name="P5"/>
      <text:list xml:id="list191005271588303" text:continue-list="list191004533549331" text:style-name="Numbering_20_1">
        <text:list-item>
          <text:p text:style-name="P6">Quines tasques duu a terme el nivell d'enllaç?</text:p>
        </text:list-item>
      </text:list>
      <text:list xml:id="list191005752045970" text:continue-list="list191005691123044" text:style-name="Numbering_20_2">
        <text:list-item text:start-value="1">
          <text:p text:style-name="Numbering_20_2">Permet una connexió fiable sobre qualsevol tipus de xarxa.</text:p>
        </text:list-item>
        <text:list-item>
          <text:p text:style-name="P2">Control d'errors i de flux.</text:p>
        </text:list-item>
        <text:list-item>
          <text:p text:style-name="Numbering_20_2">Filtrar i organitzar els bits.</text:p>
        </text:list-item>
        <text:list-item>
          <text:p text:style-name="Numbering_20_2">Organitzar les trames.</text:p>
        </text:list-item>
      </text:list>
      <text:list xml:id="list191005522290510" text:continue-list="list191005271588303" text:style-name="Numbering_20_1">
        <text:list-item>
          <text:p text:style-name="Numbering_20_1">Què és la detecció d'errors?</text:p>
        </text:list-item>
      </text:list>
      <text:list xml:id="list191004122982217" text:continue-list="list191005752045970" text:style-name="Numbering_20_2">
        <text:list-item text:start-value="1">
          <text:p text:style-name="Numbering_20_2">Control dels paquets de 32 bits de l'estructura de la capa.</text:p>
        </text:list-item>
        <text:list-item>
          <text:p text:style-name="Numbering_20_2">Delimitació i estructuració dels paquets.</text:p>
        </text:list-item>
        <text:list-item>
          <text:p text:style-name="Numbering_20_2">Els caràcters a comprovar s'agrupen en files i columnes en aquest procés.</text:p>
        </text:list-item>
        <text:list-item>
          <text:p text:style-name="P2">Addició de bits redundants i la seva comparació en la recepció.</text:p>
        </text:list-item>
      </text:list>
      <text:list xml:id="list191004468564785" text:continue-list="list191005522290510" text:style-name="Numbering_20_1">
        <text:list-item>
          <text:p text:style-name="Numbering_20_1">El control de flux fa que:</text:p>
        </text:list-item>
      </text:list>
      <text:list xml:id="list191004108464441" text:continue-list="list191004122982217" text:style-name="Numbering_20_2">
        <text:list-item text:start-value="1">
          <text:p text:style-name="Numbering_20_2">El transmissor envii trames molt curtes per tal de detectar millor els errors.</text:p>
        </text:list-item>
        <text:list-item>
          <text:p text:style-name="Numbering_20_2">El receptor envii al transmissor un senyal que indica que ha rebut les trames correctament</text:p>
        </text:list-item>
        <text:list-item>
          <text:p text:style-name="P2">El receptor notifiqui al transmissor que pari la transmissió momentàniament.</text:p>
        </text:list-item>
        <text:list-item>
          <text:p text:style-name="Numbering_20_2">La transmissió es produeixi en un temps determinat.</text:p>
        </text:list-item>
      </text:list>
      <text:list xml:id="list191005113067061" text:continue-list="list191004468564785" text:style-name="Numbering_20_1">
        <text:list-item>
          <text:p text:style-name="Numbering_20_1">Si només tenim el nivell d'enllaç, podem connectar dues màquines que estan en diferents xarxes?</text:p>
        </text:list-item>
      </text:list>
      <text:list xml:id="list191005142410349" text:continue-list="list191004108464441" text:style-name="Numbering_20_2">
        <text:list-item text:start-value="1">
          <text:p text:style-name="Numbering_20_2">Sí, si es connecten amb cable creuat.</text:p>
        </text:list-item>
        <text:list-item>
          <text:p text:style-name="Numbering_20_2">Sí, perquè només estem connectant dues màquines. </text:p>
        </text:list-item>
        <text:list-item>
          <text:p text:style-name="Numbering_20_2">Es poden connectar totes les màquines que es desitgi sempre i quan no s'esgotin les IP's.</text:p>
        </text:list-item>
        <text:list-item>
          <text:p text:style-name="P2">No, només es poden connectar les màquines que estan a la mateixa xarxa.</text:p>
        </text:list-item>
      </text:list>
      <text:list xml:id="list191004506796115" text:continue-list="list191005113067061" text:style-name="Numbering_20_1">
        <text:list-item>
          <text:p text:style-name="Numbering_20_1">Una xarxa que funcioni en mode circuit virtual permet:</text:p>
        </text:list-item>
      </text:list>
      <text:list xml:id="list191004536127846" text:continue-list="list191005142410349" text:style-name="Numbering_20_2">
        <text:list-item text:start-value="1">
          <text:p text:style-name="Numbering_20_2">Garantir el lliurament de paquets al destinatari.</text:p>
        </text:list-item>
        <text:list-item>
          <text:p text:style-name="Numbering_20_2">Agrupar els paquets relacionats.</text:p>
        </text:list-item>
        <text:list-item>
          <text:p text:style-name="Numbering_20_2">Evitar problemes d'ordre, duplicació, o pèrdua.</text:p>
        </text:list-item>
        <text:list-item>
          <text:p text:style-name="P2">Totes les anteriors son correctes.</text:p>
        </text:list-item>
      </text:list>
      <text:list xml:id="list191003965641329" text:continue-list="list191004506796115" text:style-name="Numbering_20_1">
        <text:list-item>
          <text:p text:style-name="Numbering_20_1">Quin o quins son els tipus de xarxes de commutació de paquets?</text:p>
        </text:list-item>
      </text:list>
      <text:list xml:id="list191004584584647" text:continue-list="list191004536127846" text:style-name="Numbering_20_2">
        <text:list-item text:start-value="1">
          <text:p text:style-name="P2">Xarxes que funcionen en mode datagrama i Xarxes que funcionen en mode circuit virtual.</text:p>
        </text:list-item>
        <text:list-item>
          <text:p text:style-name="Numbering_20_2">Xarxes que funcionen en mode datagrama. </text:p>
        </text:list-item>
        <text:list-item>
          <text:p text:style-name="Numbering_20_2">Xarxes que funcionen en mode circuit virtual.</text:p>
        </text:list-item>
        <text:list-item>
          <text:p text:style-name="Numbering_20_2">Cap de les anteriors es correcta.</text:p>
        </text:list-item>
      </text:list>
      <text:list xml:id="list191004723266359" text:continue-list="list191003965641329" text:style-name="Numbering_20_1">
        <text:list-item>
          <text:p text:style-name="Numbering_20_1">De què s'encarrega el nivell de xarxa?</text:p>
        </text:list-item>
      </text:list>
      <text:list xml:id="list191004632770624" text:continue-list="list191004584584647" text:style-name="Numbering_20_2">
        <text:list-item text:start-value="1">
          <text:p text:style-name="Numbering_20_2"><text:span text:style-name="T3">Transportar paquets des de l'origen fins al destí.</text:span> </text:p>
        </text:list-item>
        <text:list-item>
          <text:p text:style-name="Numbering_20_2">Només connecta màquines situades a la mateixa xarxa.</text:p>
        </text:list-item>
        <text:list-item>
          <text:p text:style-name="Numbering_20_2">Garanteix que els bits enviats són rebuts pel destinatari.</text:p>
        </text:list-item>
        <text:list-item>
          <text:p text:style-name="Numbering_20_2">S’encarrega de les tasques de transmissió física dels senyals elèctrics.</text:p>
        </text:list-item>
      </text:list>
      <text:list xml:id="list191005773835372" text:continue-list="list191004723266359" text:style-name="Numbering_20_1">
        <text:list-item>
          <text:p text:style-name="Numbering_20_1">L'assignació de direccions i direccionament són tasques de la capa:</text:p>
        </text:list-item>
      </text:list>
      <text:list xml:id="list191005356390219" text:continue-list="list191004632770624" text:style-name="Numbering_20_2">
        <text:list-item text:start-value="1">
          <text:p text:style-name="Numbering_20_2">1</text:p>
        </text:list-item>
        <text:list-item>
          <text:p text:style-name="Numbering_20_2">2</text:p>
        </text:list-item>
        <text:list-item>
          <text:p text:style-name="P2">3</text:p>
        </text:list-item>
        <text:list-item>
          <text:p text:style-name="Numbering_20_2"><text:soft-page-break/>4</text:p>
        </text:list-item>
      </text:list>
      <text:list xml:id="list191004715948541" text:continue-list="list191005773835372" text:style-name="Numbering_20_1">
        <text:list-item>
          <text:p text:style-name="Numbering_20_1">Quin tipus de xarxa de commutació és més fiable?</text:p>
        </text:list-item>
      </text:list>
      <text:list xml:id="list191004459279161" text:continue-list="list191005356390219" text:style-name="Numbering_20_2">
        <text:list-item text:start-value="1">
          <text:p text:style-name="Numbering_20_2">Les xarxes que funcionen en mode datagrama.</text:p>
        </text:list-item>
        <text:list-item>
          <text:p text:style-name="P2">Les xarxes que funcionen en mode circuït virtual.</text:p>
        </text:list-item>
        <text:list-item>
          <text:p text:style-name="Numbering_20_2">Les dues són igual de fiables.</text:p>
        </text:list-item>
        <text:list-item>
          <text:p text:style-name="Numbering_20_2">Cap de les dues és fiable.</text:p>
        </text:list-item>
      </text:list>
      <text:list xml:id="list191004812283352" text:continue-list="list191004715948541" text:style-name="Numbering_20_1">
        <text:list-item>
          <text:p text:style-name="Numbering_20_1">El direccionament ens permet:</text:p>
        </text:list-item>
      </text:list>
      <text:list xml:id="list191004147546593" text:continue-list="list191004459279161" text:style-name="Numbering_20_2">
        <text:list-item text:start-value="1">
          <text:p text:style-name="Numbering_20_2">Conduir la informació des de l'origen fins al destí, encriptant les dades.</text:p>
        </text:list-item>
        <text:list-item>
          <text:p text:style-name="P2">Conduir la informació des de l'origen fins al destí, minimitzant el trajecte.</text:p>
        </text:list-item>
        <text:list-item>
          <text:p text:style-name="Numbering_20_2">Conduir la informació des de l'origen fins al destí, controlant l'itinerari recorregut.</text:p>
        </text:list-item>
        <text:list-item>
          <text:p text:style-name="Numbering_20_2">Conduir la informació des de l'origen fins al <text:span text:style-name="T1">router</text:span> més proper al destí.</text:p>
        </text:list-item>
      </text:list>
      <text:list xml:id="list191003678014104" text:continue-list="list191004812283352" text:style-name="Numbering_20_1">
        <text:list-item>
          <text:p text:style-name="Numbering_20_1">En una xarxa que funcioni en forma datagrama, qui garanteix l'entrega correcta i completa de la informació?</text:p>
        </text:list-item>
      </text:list>
      <text:list xml:id="list191005018262849" text:continue-list="list191004147546593" text:style-name="Numbering_20_2">
        <text:list-item text:start-value="1">
          <text:p text:style-name="Numbering_20_2">La mateixa xarxa.</text:p>
        </text:list-item>
        <text:list-item>
          <text:p text:style-name="Numbering_20_2">El nivell de xarxa.</text:p>
        </text:list-item>
        <text:list-item>
          <text:p text:style-name="Numbering_20_2">El nivell d'enllaç.</text:p>
        </text:list-item>
        <text:list-item>
          <text:p text:style-name="P2">Els nivells superiors.</text:p>
        </text:list-item>
      </text:list>
      <text:list xml:id="list191004676103317" text:continue-list="list191003678014104" text:style-name="Numbering_20_1">
        <text:list-item>
          <text:p text:style-name="Numbering_20_1">Què permet el nivell de transport?</text:p>
        </text:list-item>
      </text:list>
      <text:list xml:id="list191005557337220" text:continue-list="list191005018262849" text:style-name="Numbering_20_2">
        <text:list-item text:start-value="1">
          <text:p text:style-name="Numbering_20_2">Que hi pugui haver més de dues màquines involucrades en les interconnexions.</text:p>
        </text:list-item>
        <text:list-item>
          <text:p text:style-name="P2">Una connexió fiable sobre qualsevol tipus de xarxa.</text:p>
        </text:list-item>
        <text:list-item>
          <text:p text:style-name="Numbering_20_2">Gestionar l'encriptació dels paquets transportats per la xarxa.</text:p>
        </text:list-item>
        <text:list-item>
          <text:p text:style-name="Numbering_20_2">Controlar la seguretat en la recepció de dades. </text:p>
        </text:list-item>
      </text:list>
      <text:list xml:id="list191003859497964" text:continue-list="list191004676103317" text:style-name="Numbering_20_1">
        <text:list-item>
          <text:p text:style-name="Numbering_20_1">Quina es la funció principal del nivell de transport?</text:p>
        </text:list-item>
      </text:list>
      <text:list xml:id="list191005202386136" text:continue-list="list191005557337220" text:style-name="Numbering_20_2">
        <text:list-item text:start-value="1">
          <text:p text:style-name="Numbering_20_2">Mostrar la qualitat de transmissió entre els terminals que utilitzen la xarxa.</text:p>
        </text:list-item>
        <text:list-item>
          <text:p text:style-name="Numbering_20_2">Aconseguir que les diferents plataformes es puguin entendre en connectar-se per mitjà d’una mateixa xarxa.</text:p>
        </text:list-item>
        <text:list-item>
          <text:p text:style-name="P2">Assegurar la qualitat de transmissió entre els terminals que utilitzen la xarxa.</text:p>
        </text:list-item>
        <text:list-item>
          <text:p text:style-name="Numbering_20_2">Permetre que els paquets viatgin per la xarxa des d’una estació terminal a una altra.</text:p>
        </text:list-item>
      </text:list>
      <text:list xml:id="list191005591299753" text:continue-list="list191003859497964" text:style-name="Numbering_20_1">
        <text:list-item>
          <text:p text:style-name="Numbering_20_1">Quina funció no realitza el nivell de sessió?</text:p>
        </text:list-item>
      </text:list>
      <text:list xml:id="list191004278392604" text:continue-list="list191005202386136" text:style-name="Numbering_20_2">
        <text:list-item text:start-value="1">
          <text:p text:style-name="Numbering_20_2">Gestionar les connexions de llarga durada.</text:p>
        </text:list-item>
        <text:list-item>
          <text:p text:style-name="Numbering_20_2">Recuperar-se de caigudes de xarxa de manera transparent.</text:p>
        </text:list-item>
        <text:list-item>
          <text:p text:style-name="P2">Recuperació de la IP donada pel servei DHCP.</text:p>
        </text:list-item>
        <text:list-item>
          <text:p text:style-name="Numbering_20_2">Gestionar els protocols de sincronia entre aplicacions.</text:p>
        </text:list-item>
      </text:list>
      <text:list xml:id="list191003911361045" text:continue-list="list191005591299753" text:style-name="Numbering_20_1">
        <text:list-item>
          <text:p text:style-name="Numbering_20_1">De què s'encarrega el nivell de presentació?</text:p>
        </text:list-item>
      </text:list>
      <text:list xml:id="list191004216310718" text:continue-list="list191004278392604" text:style-name="Numbering_20_2">
        <text:list-item text:start-value="1">
          <text:p text:style-name="Numbering_20_2">De que les plataformes s'entenguin per mitjà d'una xarxa diferent.</text:p>
        </text:list-item>
        <text:list-item>
          <text:p text:style-name="P2">De que les diferents plataformes s'entenguin mitjançant una mateixa xarxa.</text:p>
        </text:list-item>
        <text:list-item>
          <text:p text:style-name="Numbering_20_2">De comprimir les diferents informacions i descodificar-les.</text:p>
        </text:list-item>
        <text:list-item>
          <text:p text:style-name="Numbering_20_2">Per trobar servidors a una xarxa diferent.</text:p>
        </text:list-item>
      </text:list>
      <text:list xml:id="list191005294702375" text:continue-list="list191003911361045" text:style-name="Numbering_20_1">
        <text:list-item>
          <text:p text:style-name="Numbering_20_1">Quina capa precedeix les altres?</text:p>
        </text:list-item>
      </text:list>
      <text:list xml:id="list191005721352509" text:continue-list="list191004216310718" text:style-name="Numbering_20_2">
        <text:list-item text:start-value="1">
          <text:p text:style-name="Numbering_20_2">Aplicació</text:p>
        </text:list-item>
        <text:list-item>
          <text:p text:style-name="P2">Sessió</text:p>
        </text:list-item>
        <text:list-item>
          <text:p text:style-name="Numbering_20_2"><text:soft-page-break/>Presentació</text:p>
        </text:list-item>
        <text:list-item>
          <text:p text:style-name="Numbering_20_2">Cap de les tres són capes</text:p>
        </text:list-item>
      </text:list>
      <text:p text:style-name="P5"/>
      <text:list xml:id="list191005692526044" text:continue-list="list191005294702375" text:style-name="Numbering_20_1">
        <text:list-item>
          <text:p text:style-name="P6">El nivell d'aplicació:</text:p>
        </text:list-item>
      </text:list>
      <text:list xml:id="list191004473803061" text:continue-list="list191005721352509" text:style-name="Numbering_20_2">
        <text:list-item text:start-value="1">
          <text:p text:style-name="Numbering_20_2">Assegura la qualitat de transmissió entre els terminals que utilitzen la xarxa.</text:p>
        </text:list-item>
        <text:list-item>
          <text:p text:style-name="Numbering_20_2">Assigna adreces, decideix quin dels múltiples terminals és el destinatari final de cada paquet.</text:p>
        </text:list-item>
        <text:list-item>
          <text:p text:style-name="P2">Hi resideixen els programes. Trobem servidors, clients que hi accedeixen, aplicacions que treballen segons un model simètric,...</text:p>
        </text:list-item>
        <text:list-item>
          <text:p text:style-name="Numbering_20_2">Permet que hi pugui haver més de dues màquines involucrades en les interconnexions.</text:p>
        </text:list-item>
      </text:list>
      <text:list xml:id="list191003692198049" text:continue-list="list191005692526044" text:style-name="Numbering_20_1">
        <text:list-item>
          <text:p text:style-name="Numbering_20_1">A quin nivell es troben els servidors?</text:p>
        </text:list-item>
      </text:list>
      <text:list xml:id="list191004787155504" text:continue-list="list191004473803061" text:style-name="Numbering_20_2">
        <text:list-item text:start-value="1">
          <text:p text:style-name="Numbering_20_2">Per sota el nivell de transport</text:p>
        </text:list-item>
        <text:list-item>
          <text:p text:style-name="Numbering_20_2">Nivell de presentació</text:p>
        </text:list-item>
        <text:list-item>
          <text:p text:style-name="P2">Nivell d'aplicació</text:p>
        </text:list-item>
        <text:list-item>
          <text:p text:style-name="Numbering_20_2">Entre els nivells de presentació i aplicació</text:p>
        </text:list-item>
      </text:list>
      <text:list xml:id="list191003876188973" text:continue-list="list191003692198049" text:style-name="Numbering_20_1">
        <text:list-item>
          <text:p text:style-name="Numbering_20_1">Quantes capes té el model TCP/IP?</text:p>
        </text:list-item>
      </text:list>
      <text:list xml:id="list191005732554141" text:continue-list="list191004787155504" text:style-name="Numbering_20_2">
        <text:list-item text:start-value="1">
          <text:p text:style-name="Numbering_20_2">3</text:p>
        </text:list-item>
        <text:list-item>
          <text:p text:style-name="P2">4</text:p>
        </text:list-item>
        <text:list-item>
          <text:p text:style-name="Numbering_20_2">5</text:p>
        </text:list-item>
        <text:list-item>
          <text:p text:style-name="Numbering_20_2">El model TCP/IP no està estructurat amb capes</text:p>
        </text:list-item>
      </text:list>
      <text:list xml:id="list191005216980100" text:continue-list="list191003876188973" text:style-name="Numbering_20_1">
        <text:list-item>
          <text:p text:style-name="Numbering_20_1">Quina relació hi ha entre la capa d'aplicació del model OSI i la capa d'aplicació del model TCP/IP?</text:p>
        </text:list-item>
      </text:list>
      <text:list xml:id="list191004836636472" text:continue-list="list191005732554141" text:style-name="Numbering_20_2">
        <text:list-item text:start-value="1">
          <text:p text:style-name="Numbering_20_2">És la mateixa capa.</text:p>
        </text:list-item>
        <text:list-item>
          <text:p text:style-name="Numbering_20_2">La capa d'aplicació del model OSI engloba les capes de sessió, presentació i aplicació del model TCP/IP.</text:p>
        </text:list-item>
        <text:list-item>
          <text:p text:style-name="P2">La capa d'aplicació del model TCP/IP engloba les capes de sessió, presentació i aplicació del model OSI.</text:p>
        </text:list-item>
        <text:list-item>
          <text:p text:style-name="Numbering_20_2">No tenen cap relació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margin-top="0cm" fo:margin-bottom="0cm" loext:contextual-spacing="false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Verdana" fo:font-family="Verdana" style:font-style-name="Normal" style:font-family-generic="swiss" style:font-pitch="variable" fo:font-size="10.5pt"/>
    </style:style>
    <style:style style:name="_5b_exercicis_5d__20_llista" style:display-name="[exercicis] llista" style:family="paragraph" style:parent-style-name="_5b_exercicis_5d__20_text" style:list-style-name="List_20_1">
      <style:paragraph-properties fo:margin-left="1cm" fo:margin-right="0cm" fo:margin-top="0cm" fo:margin-bottom="0cm" loext:contextual-spacing="false" fo:text-indent="0cm" style:auto-text-indent="false"/>
      <style:text-properties style:font-name="Verdana" fo:font-family="Verdana" style:font-style-name="Normal" style:font-family-generic="swiss" style:font-pitch="variable" fo:font-size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4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ònica Ramírez Arceda</meta:initial-creator>
    <meta:creation-date>2007-10-17T10:34:47</meta:creation-date>
    <dc:date>2020-04-29T19:10:00.996008498</dc:date>
    <meta:printed-by>Mònica Ramírez Arceda</meta:printed-by>
    <meta:print-date>2007-10-17T18:03:49</meta:print-date>
    <dc:language>ca-ES</dc:language>
    <meta:editing-cycles>47</meta:editing-cycles>
    <meta:editing-duration>PT4H39M38S</meta:editing-duration>
    <meta:document-statistic meta:table-count="0" meta:image-count="0" meta:object-count="0" meta:page-count="6" meta:paragraph-count="173" meta:word-count="1611" meta:character-count="9366" meta:non-whitespace-character-count="8098"/>
    <meta:user-defined meta:name="Info 1"/>
    <meta:user-defined meta:name="Info 2"/>
    <meta:user-defined meta:name="Info 3"/>
    <meta:user-defined meta:name="Info 4"/>
  </office:meta>
</office:document-meta>
</file>